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imes" svg:font-family="Time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ccde0"/>
    </style:style>
    <style:style style:name="P2" style:family="paragraph" style:parent-style-name="Standard">
      <style:text-properties fo:font-weight="bold" officeooo:paragraph-rsid="000ccde0" style:font-weight-asian="bold" style:font-weight-complex="bold"/>
    </style:style>
    <style:style style:name="P3" style:family="paragraph" style:parent-style-name="Standard">
      <style:text-properties fo:font-weight="bold" officeooo:rsid="00105fef" officeooo:paragraph-rsid="00105fef" style:font-weight-asian="bold" style:font-weight-complex="bold"/>
    </style:style>
    <style:style style:name="P4" style:family="paragraph" style:parent-style-name="Standard">
      <style:text-properties officeooo:rsid="000e997c" officeooo:paragraph-rsid="000e997c"/>
    </style:style>
    <style:style style:name="P5" style:family="paragraph" style:parent-style-name="Standard">
      <style:text-properties officeooo:paragraph-rsid="00100c26"/>
    </style:style>
    <style:style style:name="P6" style:family="paragraph" style:parent-style-name="Standard">
      <style:paragraph-properties fo:text-align="center" style:justify-single-word="false"/>
      <style:text-properties style:font-name="Liberation Serif" fo:font-size="12pt" style:text-underline-style="solid" style:text-underline-width="auto" style:text-underline-color="font-color" fo:font-weight="bold" officeooo:paragraph-rsid="00100c26"/>
    </style:style>
    <style:style style:name="P7" style:family="paragraph" style:parent-style-name="Standard">
      <style:text-properties style:font-name="Liberation Serif" fo:font-size="12pt" officeooo:paragraph-rsid="00100c26"/>
    </style:style>
    <style:style style:name="P8" style:family="paragraph" style:parent-style-name="Standard">
      <style:paragraph-properties fo:text-align="center" style:justify-single-word="false"/>
      <style:text-properties style:font-name="Liberation Serif" fo:font-size="14pt" fo:font-weight="bold" officeooo:paragraph-rsid="00100c26"/>
    </style:style>
    <style:style style:name="P9" style:family="paragraph" style:parent-style-name="Standard">
      <style:paragraph-properties fo:text-align="center" style:justify-single-word="false"/>
      <style:text-properties style:font-name="Liberation Serif" fo:font-size="16pt" fo:font-weight="bold" officeooo:paragraph-rsid="00100c26" style:font-size-asian="16pt" style:font-size-complex="16pt"/>
    </style:style>
    <style:style style:name="P10" style:family="paragraph" style:parent-style-name="Standard">
      <style:text-properties fo:font-weight="normal" officeooo:rsid="00105fef" officeooo:paragraph-rsid="00105fef" style:font-weight-asian="normal" style:font-weight-complex="normal"/>
    </style:style>
    <style:style style:name="P11" style:family="paragraph" style:parent-style-name="Standard">
      <style:text-properties fo:font-weight="normal" officeooo:rsid="00110bc2" officeooo:paragraph-rsid="00110bc2" style:font-weight-asian="normal" style:font-weight-complex="normal"/>
    </style:style>
    <style:style style:name="P12" style:family="paragraph" style:parent-style-name="Standard">
      <style:text-properties officeooo:paragraph-rsid="00110bc2"/>
    </style:style>
    <style:style style:name="P13" style:family="paragraph" style:parent-style-name="Normal">
      <style:text-properties style:font-name="Liberation Serif" fo:font-size="12pt" officeooo:paragraph-rsid="00145595" fo:background-color="#ffff00"/>
    </style:style>
    <style:style style:name="P14" style:family="paragraph" style:parent-style-name="Normal">
      <style:text-properties officeooo:paragraph-rsid="00145595"/>
    </style:style>
    <style:style style:name="P15" style:family="paragraph" style:parent-style-name="Standard">
      <style:paragraph-properties fo:text-align="center" style:justify-single-word="false"/>
      <style:text-properties style:font-name="Liberation Serif" fo:font-size="12pt" fo:font-weight="bold" officeooo:rsid="00100c26" officeooo:paragraph-rsid="00145595" style:font-weight-asian="bold" style:font-weight-complex="bold"/>
    </style:style>
    <style:style style:name="P16" style:family="paragraph" style:parent-style-name="Standard">
      <style:paragraph-properties fo:text-align="center" style:justify-single-word="false"/>
      <style:text-properties style:font-name="Liberation Serif" fo:font-size="12pt" fo:font-weight="bold" officeooo:paragraph-rsid="00145595" fo:background-color="#ffffff"/>
    </style:style>
    <style:style style:name="P17" style:family="paragraph" style:parent-style-name="Standard">
      <style:paragraph-properties fo:text-align="center" style:justify-single-word="false"/>
      <style:text-properties style:font-name="Liberation Serif" fo:font-size="12pt" fo:font-weight="bold" officeooo:paragraph-rsid="00145595"/>
    </style:style>
    <style:style style:name="P18" style:family="paragraph" style:parent-style-name="Standard">
      <style:paragraph-properties fo:text-align="center" style:justify-single-word="false"/>
      <style:text-properties style:font-name="Liberation Serif" fo:font-size="12pt" style:text-underline-style="solid" style:text-underline-width="auto" style:text-underline-color="font-color" fo:font-weight="bold" officeooo:paragraph-rsid="00145595"/>
    </style:style>
    <style:style style:name="P19" style:family="paragraph" style:parent-style-name="Standard">
      <style:text-properties style:font-name="Liberation Serif" fo:font-size="12pt" style:text-underline-style="solid" style:text-underline-width="auto" style:text-underline-color="font-color" officeooo:paragraph-rsid="00145595"/>
    </style:style>
    <style:style style:name="P20" style:family="paragraph" style:parent-style-name="Standard">
      <style:text-properties style:font-name="Liberation Serif" fo:font-size="12pt" officeooo:rsid="00118a17" officeooo:paragraph-rsid="00145595"/>
    </style:style>
    <style:style style:name="P21" style:family="paragraph" style:parent-style-name="Standard">
      <style:text-properties style:font-name="Liberation Serif" fo:font-size="12pt" style:text-underline-style="none" fo:font-weight="normal" officeooo:rsid="0010a6e7" officeooo:paragraph-rsid="00145595" style:font-weight-asian="normal" style:font-weight-complex="normal"/>
    </style:style>
    <style:style style:name="P22" style:family="paragraph" style:parent-style-name="Standard">
      <style:text-properties style:font-name="Liberation Serif" fo:font-size="12pt" style:text-underline-style="none" fo:font-weight="normal" officeooo:paragraph-rsid="00145595" style:font-weight-asian="normal" style:font-weight-complex="normal"/>
    </style:style>
    <style:style style:name="P23" style:family="paragraph" style:parent-style-name="Standard">
      <style:text-properties style:font-name="Liberation Serif" fo:font-size="12pt" officeooo:paragraph-rsid="00145595" fo:background-color="#ffffff"/>
    </style:style>
    <style:style style:name="P24" style:family="paragraph" style:parent-style-name="Standard">
      <style:text-properties style:font-name="Liberation Serif" fo:font-size="12pt" officeooo:paragraph-rsid="00145595"/>
    </style:style>
    <style:style style:name="P25" style:family="paragraph" style:parent-style-name="Standard">
      <style:paragraph-properties fo:text-align="center" style:justify-single-word="false"/>
      <style:text-properties style:font-name="Liberation Serif" fo:font-size="12pt" officeooo:paragraph-rsid="00145595"/>
    </style:style>
    <style:style style:name="P26" style:family="paragraph" style:parent-style-name="Standard">
      <style:text-properties fo:font-weight="bold" officeooo:paragraph-rsid="00100c26" style:font-weight-asian="bold" style:font-weight-complex="bold"/>
    </style:style>
    <style:style style:name="P27" style:family="paragraph" style:parent-style-name="Standard">
      <style:text-properties officeooo:rsid="000ccde0" officeooo:paragraph-rsid="00100c26"/>
    </style:style>
    <style:style style:name="P28" style:family="paragraph" style:parent-style-name="Standard">
      <style:text-properties officeooo:rsid="000dd902" officeooo:paragraph-rsid="000dd902"/>
    </style:style>
    <style:style style:name="P29" style:family="paragraph" style:parent-style-name="Standard">
      <style:text-properties style:font-name="Times" fo:font-size="12pt" officeooo:paragraph-rsid="00145595"/>
    </style:style>
    <style:style style:name="P30" style:family="paragraph" style:parent-style-name="Standard">
      <style:text-properties style:font-name="Times" fo:font-size="12pt" style:text-underline-style="solid" style:text-underline-width="auto" style:text-underline-color="font-color" fo:font-weight="bold" officeooo:paragraph-rsid="00145595"/>
    </style:style>
    <style:style style:name="P31" style:family="paragraph" style:parent-style-name="Standard">
      <style:paragraph-properties fo:text-align="start" style:justify-single-word="false"/>
      <style:text-properties style:font-name="Times" fo:font-size="12pt" style:text-underline-style="solid" style:text-underline-width="auto" style:text-underline-color="font-color" fo:font-weight="bold" officeooo:paragraph-rsid="00145595"/>
    </style:style>
    <style:style style:name="P32" style:family="paragraph" style:parent-style-name="Standard">
      <style:text-properties officeooo:paragraph-rsid="00138d03"/>
    </style:style>
    <style:style style:name="P33" style:family="paragraph" style:parent-style-name="Standard">
      <style:paragraph-properties style:line-height-at-least="0.494cm"/>
      <style:text-properties fo:color="#000000" style:font-name="Times" fo:font-size="12pt" officeooo:paragraph-rsid="00145595" fo:background-color="#ffffff"/>
    </style:style>
    <style:style style:name="P34" style:family="paragraph" style:parent-style-name="Standard">
      <style:text-properties fo:color="#000000" style:font-name="Liberation Serif" fo:font-size="12pt" fo:font-weight="bold" officeooo:paragraph-rsid="00145595" fo:background-color="transparent"/>
    </style:style>
    <style:style style:name="P35" style:family="paragraph" style:parent-style-name="Standard">
      <style:text-properties officeooo:paragraph-rsid="00145595"/>
    </style:style>
    <style:style style:name="P36" style:family="paragraph" style:parent-style-name="Standard">
      <style:paragraph-properties fo:text-align="center" style:justify-single-word="false"/>
      <style:text-properties officeooo:paragraph-rsid="00145595"/>
    </style:style>
    <style:style style:name="P37"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Liberation Serif" fo:font-size="12pt" officeooo:paragraph-rsid="00100c26"/>
    </style:style>
    <style:style style:name="P38" style:family="paragraph" style:parent-style-name="Standard">
      <style:paragraph-properties fo:margin-left="1.27cm" fo:margin-right="0cm" fo:text-indent="-1.27cm" style:auto-text-indent="false">
        <style:tab-stops>
          <style:tab-stop style:position="0.388cm"/>
          <style:tab-stop style:position="1.27cm"/>
        </style:tab-stops>
      </style:paragraph-properties>
      <style:text-properties style:font-name="Liberation Serif" fo:font-size="12pt" officeooo:paragraph-rsid="00100c26"/>
    </style:style>
    <style:style style:name="P39"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Liberation Serif" fo:font-size="12pt" officeooo:rsid="00145595" officeooo:paragraph-rsid="00145595"/>
    </style:style>
    <style:style style:name="P40"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Liberation Serif" fo:font-size="12pt" officeooo:rsid="00161a74" officeooo:paragraph-rsid="00161a74"/>
    </style:style>
    <style:style style:name="P41" style:family="paragraph" style:parent-style-name="Standard">
      <style:paragraph-properties fo:text-align="center" style:justify-single-word="false" fo:break-before="page"/>
      <style:text-properties style:font-name="Liberation Serif" fo:font-size="12pt" style:text-underline-style="solid" style:text-underline-width="auto" style:text-underline-color="font-color" fo:font-weight="bold" officeooo:paragraph-rsid="00145595"/>
    </style:style>
    <style:style style:name="P42"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officeooo:rsid="00161a74" officeooo:paragraph-rsid="00161a74" style:font-size-asian="14pt" style:font-weight-asian="bold" style:font-size-complex="14pt" style:font-weight-complex="bold"/>
    </style:style>
    <style:style style:name="T1" style:family="text">
      <style:text-properties officeooo:rsid="000ccde0"/>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17401"/>
    </style:style>
    <style:style style:name="T5" style:family="text">
      <style:text-properties fo:font-weight="normal" officeooo:rsid="00100c26" style:font-weight-asian="normal" style:font-weight-complex="normal"/>
    </style:style>
    <style:style style:name="T6" style:family="text">
      <style:text-properties fo:font-weight="normal" officeooo:rsid="00110bc2" style:font-weight-asian="normal" style:font-weight-complex="normal"/>
    </style:style>
    <style:style style:name="T7" style:family="text">
      <style:text-properties fo:font-weight="normal" officeooo:rsid="00120c83" style:font-weight-asian="normal" style:font-weight-complex="normal"/>
    </style:style>
    <style:style style:name="T8" style:family="text">
      <style:text-properties fo:font-weight="normal" officeooo:rsid="001159d3" style:font-weight-asian="normal" style:font-weight-complex="normal"/>
    </style:style>
    <style:style style:name="T9" style:family="text">
      <style:text-properties fo:font-weight="normal" officeooo:rsid="00161a74" style:font-weight-asian="normal" style:font-weight-complex="normal"/>
    </style:style>
    <style:style style:name="T10" style:family="text">
      <style:text-properties fo:font-size="16pt" style:font-size-asian="16pt" style:font-size-complex="16pt"/>
    </style:style>
    <style:style style:name="T11" style:family="text">
      <style:text-properties fo:font-size="16pt" officeooo:rsid="000eb170" style:font-size-asian="16pt" style:font-size-complex="16pt"/>
    </style:style>
    <style:style style:name="T12" style:family="text">
      <style:text-properties fo:font-size="16pt" officeooo:rsid="00100c26" style:font-size-asian="16pt" style:font-size-complex="16pt"/>
    </style:style>
    <style:style style:name="T13" style:family="text">
      <style:text-properties fo:font-size="14pt" style:font-size-asian="14pt" style:font-size-complex="14pt"/>
    </style:style>
    <style:style style:name="T14" style:family="text">
      <style:text-properties style:font-name="Liberation Serif"/>
    </style:style>
    <style:style style:name="T15" style:family="text">
      <style:text-properties style:font-name="Liberation Serif" officeooo:rsid="001d5b31"/>
    </style:style>
    <style:style style:name="T16" style:family="text">
      <style:text-properties style:font-name="Liberation Serif" officeooo:rsid="00117401"/>
    </style:style>
    <style:style style:name="T17" style:family="text">
      <style:text-properties style:font-name="Liberation Serif"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8" style:family="text">
      <style:text-properties style:font-name="Liberation Serif" style:text-underline-style="none" fo:font-weight="normal" style:font-weight-asian="normal" style:font-weight-complex="normal"/>
    </style:style>
    <style:style style:name="T19" style:family="text">
      <style:text-properties style:font-name="Liberation Serif" style:text-underline-style="none" fo:font-weight="normal" officeooo:rsid="000eb170" style:font-weight-asian="normal" style:font-weight-complex="normal"/>
    </style:style>
    <style:style style:name="T20" style:family="text">
      <style:text-properties style:font-name="Liberation Serif" style:text-underline-style="none" fo:font-weight="normal" officeooo:rsid="000d4306" style:font-weight-asian="normal" style:font-weight-complex="normal"/>
    </style:style>
    <style:style style:name="T21" style:family="text">
      <style:text-properties style:font-name="Liberation Serif" style:text-underline-style="none" fo:font-weight="normal" officeooo:rsid="00105fef" style:font-weight-asian="normal" style:font-weight-complex="normal"/>
    </style:style>
    <style:style style:name="T22" style:family="text">
      <style:text-properties style:font-name="Liberation Serif" fo:letter-spacing="normal"/>
    </style:style>
    <style:style style:name="T23" style:family="text">
      <style:text-properties style:font-name="Liberation Serif" fo:font-size="12pt"/>
    </style:style>
    <style:style style:name="T24" style:family="text">
      <style:text-properties style:font-name="Liberation Serif" fo:font-size="12pt" officeooo:rsid="00100c26"/>
    </style:style>
    <style:style style:name="T25" style:family="text">
      <style:text-properties style:font-name="Liberation Serif" fo:font-size="12pt" officeooo:rsid="001d5b31"/>
    </style:style>
    <style:style style:name="T26" style:family="text">
      <style:text-properties fo:color="#000080" style:font-name="Liberation Serif"/>
    </style:style>
    <style:style style:name="T27" style:family="text">
      <style:text-properties fo:color="#000080" style:font-name="Liberation Serif"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8" style:family="text">
      <style:text-properties fo:color="#000080" fo:language="zxx" fo:country="none" style:text-underline-style="solid" style:text-underline-width="auto" style:text-underline-color="font-color" style:language-asian="zxx" style:country-asian="none"/>
    </style:style>
    <style:style style:name="T29" style:family="text">
      <style:text-properties fo:color="#000080" fo:language="zxx" fo:country="none" style:text-underline-style="solid" style:text-underline-width="auto" style:text-underline-color="font-color" fo:font-weight="bold" fo:background-color="transparent" loext:char-shading-value="0" style:language-asian="zxx" style:country-asian="none"/>
    </style:style>
    <style:style style:name="T30" style:family="text">
      <style:text-properties style:use-window-font-color="true" style:font-name="Liberation Serif"/>
    </style:style>
    <style:style style:name="T31" style:family="text">
      <style:text-properties style:use-window-font-color="true" style:font-name="Liberation Serif" officeooo:rsid="001796ac"/>
    </style:style>
    <style:style style:name="T32" style:family="text">
      <style:text-properties officeooo:rsid="00117401"/>
    </style:style>
    <style:style style:name="T33" style:family="text">
      <style:text-properties fo:color="#0000e9" style:font-name="Liberation Serif" fo:letter-spacing="normal" style:text-underline-style="solid" style:text-underline-width="auto" style:text-underline-color="font-color"/>
    </style:style>
    <style:style style:name="T34" style:family="text">
      <style:text-properties fo:color="#000000" fo:font-weight="bold" fo:background-color="transparent" loext:char-shading-value="0"/>
    </style:style>
    <style:style style:name="T35" style:family="text">
      <style:text-properties fo:color="#000000" fo:font-weight="bold" officeooo:rsid="00117401" fo:background-color="transparent" loext:char-shading-value="0"/>
    </style:style>
    <style:style style:name="T36" style:family="text">
      <style:text-properties fo:background-color="transparent" loext:char-shading-value="0"/>
    </style:style>
    <style:style style:name="T37" style:family="text">
      <style:text-properties officeooo:rsid="000eb170"/>
    </style:style>
    <style:style style:name="T38" style:family="text">
      <style:text-properties fo:background-color="#ffffff" loext:char-shading-value="0"/>
    </style:style>
    <text:list-style style:name="L1">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1">S</text:span><text:span text:style-name="T10">ummary of work completed for Assignment </text:span><text:span text:style-name="T12">3</text:span><text:span text:style-name="T10"> Introduction to IT, Class A Group 8 </text:span></text:p>
      <text:p text:style-name="P9">“The Transistor Team”</text:p>
      <text:p text:style-name="P9"/>
      <text:p text:style-name="P7">Team members: Daniel Mammone, Harley Tuleja, Liam Hackett, MaryJane Amos, Steven Flanigan.</text:p>
      <text:p text:style-name="P7"/>
      <text:p text:style-name="P6"><text:span text:style-name="T13">Introduction</text:span>.</text:p>
      <text:p text:style-name="P7"/>
      <text:p text:style-name="P32"><text:span text:style-name="T23">Contained within this report is the required information for assignment </text:span><text:span text:style-name="T24">3</text:span><text:span text:style-name="T23"> with external links to our group website(</text:span><text:a xlink:type="simple" xlink:href="https://harleytee.github.io/IIT-Group-8-A3/" text:style-name="Internet_20_link" text:visited-style-name="Visited_20_Internet_20_Link"><text:span text:style-name="T15">https://harleytee.github.io/IIT-Group-8-A3/</text:span></text:a><text:span text:style-name="T25">)</text:span><text:span text:style-name="T23"> which contains links to our personal websites.</text:span></text:p>
      <text:p text:style-name="P7"/>
      <text:p text:style-name="P7">The report will be set out in sections each addressing the following criteria:</text:p>
      <text:list xml:id="list4294191422" text:style-name="L1">
        <text:list-item>
          <text:p text:style-name="P37">Team Profile which includes Team name and summarised personal information, a more in depth look into individual team members profiles can be found through our team website.</text:p>
        </text:list-item>
        <text:list-item>
          <text:p text:style-name="P40">Links to our group website, our Github Repository and a link to our Audit trail through github</text:p>
        </text:list-item>
        <text:list-item>
          <text:p text:style-name="P39">A detailed rundown of our team project, with detailed explanations of our project, the motivation behind it, what similar applications are out there. We will explain a road map of what we have done and how we would progress into the future. We will explain what tools and technologies we used through out the project.</text:p>
        </text:list-item>
        <text:list-item>
          <text:p text:style-name="P37">A reflection of how well our group worked together, including what could be improved and what we did well along side individual reflections.</text:p>
        </text:list-item>
      </text:list>
      <text:p text:style-name="P38"/>
      <text:p text:style-name="P7">The report will be set out in this PDF document to aid in the uploading and marking process required by RMIT.</text:p>
      <text:p text:style-name="P7"/>
      <text:p text:style-name="P7"/>
      <text:p text:style-name="P30"><text:span text:style-name="T18"/></text:p>
      <text:p text:style-name="P41">Team Profile</text:p>
      <text:p text:style-name="P18"/>
      <text:p text:style-name="P29"><text:span text:style-name="T14">Our team of 5 comes from varied backgrounds with varied experience in Information Technology(IT) you can find our profile </text:span><text:a xlink:type="simple" xlink:href="https://harleytee.github.io/IIT-Group-8-A3/" office:name="IIT Group 8 Team Website" text:style-name="Internet_20_link" text:visited-style-name="Visited_20_Internet_20_Link"><text:span text:style-name="T14">here</text:span></text:a><text:span text:style-name="T14">. We decided on the name “The Transistor Team” </text:span><text:span text:style-name="T16">as there are many transistors in the IT world and it is phonetically coherent.</text:span><text:span text:style-name="T14"> </text:span></text:p>
      <text:p text:style-name="P20">All the visuals for our tests are included in our personal websites attached to our profiles.</text:p>
      <text:p text:style-name="P35"><text:span text:style-name="Default_20_Paragraph_20_Font"><text:span text:style-name="T17"/></text:span></text:p>
      <text:p text:style-name="P36"><text:span text:style-name="Default_20_Paragraph_20_Font"><text:span text:style-name="T17">Daniel Mammone - S3817613</text:span></text:span></text:p>
      <text:p text:style-name="P36"><text:a xlink:type="simple" xlink:href="mailto:S3817613@student.rmit.edu.au" office:target-frame-name="_top" xlink:show="replace" text:style-name="Internet_20_link" text:visited-style-name="Visited_20_Internet_20_Link"><text:span text:style-name="Default_20_Paragraph_20_Font"><text:span text:style-name="T27">S3817613@student.rmit.edu.au</text:span></text:span></text:a></text:p>
      <text:p text:style-name="P35"><text:span text:style-name="Default_20_Paragraph_20_Font"><text:span text:style-name="T30">I live in Melbourne with my partner. I work full time in truck parts sales but hoping to change that it an IT role soon. I’ve always liked technology and what it is capable of. I love playing video games and watching movies and </text:span></text:span><text:span text:style-name="Default_20_Paragraph_20_Font"><text:span text:style-name="T31">TV</text:span></text:span><text:span text:style-name="Default_20_Paragraph_20_Font"><text:span text:style-name="T30"> series. I like seeing live bands either at concerts or festivals and I love my cars</text:span></text:span><text:span text:style-name="Default_20_Paragraph_20_Font"><text:span text:style-name="T26">. <text:s/></text:span></text:span></text:p>
      <text:p text:style-name="P14">Preferred learning style-Tactile/Kinesthetic</text:p>
      <text:p text:style-name="P14">Myers-Briggs - INTJ</text:p>
      <text:p text:style-name="P13"><text:span text:style-name="T36">Big Five personality test: </text:span><text:a xlink:type="simple" xlink:href="https://daniel2693.github.io/big_five.html" office:target-frame-name="_top" xlink:show="replace" text:style-name="Internet_20_link" text:visited-style-name="Visited_20_Internet_20_Link"><text:span text:style-name="Hyperlink"><text:span text:style-name="T36">https://daniel2693.github.io/big_five.html</text:span></text:span></text:a></text:p>
      <text:p text:style-name="P24"><text:s/></text:p>
      <text:p text:style-name="P17">Harley Tuleja – <text:span text:style-name="T32">S3812513</text:span></text:p>
      <text:p text:style-name="P17"><text:a xlink:type="simple" xlink:href="mailto:S3812513@student.rmit.edu.au" office:target-frame-name="_blank" xlink:show="new" text:style-name="ListLabel_20_1" text:visited-style-name="ListLabel_20_1"><text:span text:style-name="T28">S3812513@student.rmit.edu.au</text:span></text:a> </text:p>
      <text:p text:style-name="P31"><text:span text:style-name="T18">I am a new father with a keen interest in IT </text:span><text:span text:style-name="T21">while having no formal experience I have been involved with computers and the industry second hand my whole life. In my spare time I try to get into m</text:span><text:span text:style-name="T18">ountain </text:span><text:span text:style-name="T21">s</text:span><text:span text:style-name="T18">ports and computer games. I live in Launceston Tasmania and have </text:span><text:span text:style-name="T19">travelled</text:span><text:span text:style-name="T18"> the world, my personal personal profile is </text:span><text:a xlink:type="simple" xlink:href="https://harleytee.github.io/Harley-T-Profile/" text:style-name="Internet_20_link" text:visited-style-name="Visited_20_Internet_20_Link">here</text:a><text:span text:style-name="T18"> and within that website you will find </text:span><text:span text:style-name="T20">out </text:span><text:span text:style-name="T18">more about me. </text:span></text:p>
      <text:p text:style-name="P22">Myers-Briggs – INFP-T The Mediator </text:p>
      <text:p text:style-name="P21"><text:a xlink:type="simple" xlink:href="http://www.educationplanner.org/students/self-assessments/learning-styles-quiz.shtml?event=results&amp;A=7&amp;V=7&amp;T=6" office:name="Learning Style Test" text:style-name="Internet_20_link" text:visited-style-name="Visited_20_Internet_20_Link">Learning Style</text:a> Audio:35% <text:s/>Visual:35% <text:s/>Tactile:30%</text:p>
      <text:p text:style-name="P24">Learning Style(Creativity) – 59.96(average = 63.3<text:span text:style-name="T37">)</text:span></text:p>
      <text:p text:style-name="P24"><text:s/></text:p>
      <text:p text:style-name="P16">Liam Hackett - <text:span text:style-name="T32">S3574031</text:span></text:p>
      <text:p text:style-name="P16"><text:a xlink:type="simple" xlink:href="mailto:S3574031@student.rmit.edu.au" office:target-frame-name="_blank" xlink:show="new" text:style-name="ListLabel_20_1" text:visited-style-name="ListLabel_20_1"><text:span text:style-name="T28">S3574031@student.rmit.edu.au</text:span></text:a> </text:p>
      <text:p text:style-name="P33"><text:span text:style-name="T22">Currently living in Sydney in the Northern Beaches with my partner and my dog. I’m working full-time managing a Gym and studying on the side. My current degree is a Bachelor of Business (Logistics and Supply Chain Management. I was working in the Supply Chain/Logistics field, focusing on Purchasing and Procurement before I took my newest role. My partner is from Brazil so I am learning Portuguese on the side when I find the time. The following link is where you can find more information on me </text:span><text:a xlink:type="simple" xlink:href="https://liamblair87.github.io/" text:style-name="Internet_20_link" text:visited-style-name="Visited_20_Internet_20_Link"><text:span text:style-name="T33">https://liamblair87.github.io/</text:span></text:a></text:p>
      <text:p text:style-name="P23">Myers-Briggs - ISFP Introvert(3%) Sensing(9%) Feeling(19%) Perceiving(25%) </text:p>
      <text:p text:style-name="P23">Creativity Test - Learning Style(Creativity) – 57.38 (Typical = 63.3)</text:p>
      <text:p text:style-name="P24"><text:span text:style-name="T38">Learning Style Test - </text:span><text:s/>Mind - 43%/57% <text:span text:style-name="T32">Extroverted</text:span>/Introverted.</text:p>
      <text:p text:style-name="P24">Energy - 67%/33% Intuitive/Observant</text:p>
      <text:p text:style-name="P24">Nature - 39%/61% Thinking/Feeling</text:p>
      <text:p text:style-name="P24">Tactics - 43%/57% Judging/Prospecting</text:p>
      <text:p text:style-name="P24">Identity - 29%/71% Assertive/Turbulent</text:p>
      <text:p text:style-name="P24"/>
      <text:p text:style-name="P25"><text:span text:style-name="T2">Mary-Jane Amos - </text:span><text:span text:style-name="T4">S3817195</text:span></text:p>
      <text:p text:style-name="P17"><text:a xlink:type="simple" xlink:href="mailto:S3817195@student.rmit.edu.au" office:target-frame-name="_blank" xlink:show="new" text:style-name="ListLabel_20_1" text:visited-style-name="ListLabel_20_1"><text:span text:style-name="T28">S3817195@student.rmit.edu.au</text:span></text:a> </text:p>
      <text:p text:style-name="P29"><text:span text:style-name="T14">I’m a 22 year old girl with an interest in all things pertaining to science from biological to technological! I love to learn and I love to help people with what I’ve learnt! Through these web pages I hope you are able to learn more about myself </text:span><text:a xlink:type="simple" xlink:href="https://mjamos2019.github.io/Assessment-/#" text:style-name="Internet_20_link" text:visited-style-name="Visited_20_Internet_20_Link"><text:span text:style-name="T14">here</text:span></text:a><text:span text:style-name="T14"> and this team. <text:s/></text:span></text:p>
      <text:p text:style-name="P24">Myers-Briggs – INFJ-T</text:p>
      <text:p text:style-name="P24"><text:s/>71% introverted, 62% Intuitive, 53% feeling, 75% Judging 57% Turbulent</text:p>
      <text:p text:style-name="P24">Learning Style: Auditory 35%, Visual 35% Tactile 30%</text:p>
      <text:p text:style-name="P24"/>
      <text:p text:style-name="P25"><text:soft-page-break/><text:span text:style-name="T34">Steven Flanigan - </text:span><text:span text:style-name="T35">S3819610</text:span></text:p>
      <text:p text:style-name="P25"><text:a xlink:type="simple" xlink:href="mailto:S3819610@student.rmit.edu.au" text:style-name="ListLabel_20_1" text:visited-style-name="ListLabel_20_1"><text:span text:style-name="T29">S3819610@student.rmit.edu.au</text:span></text:a></text:p>
      <text:p text:style-name="P34"/>
      <text:p text:style-name="P29"><text:span text:style-name="T14">I am from Wagga Wagga NSW with a keen interest in programming as it is one of my hobbies. My other h</text:span><text:span text:style-name="T16">o</text:span><text:span text:style-name="T14">bbies in reading, listening to music and playing games. I have very little experience in IT as I just build myself and family members computers and fix them when there are problems. My personal profile can be found </text:span><text:a xlink:type="simple" xlink:href="https://flano421.github.io/Project/" text:style-name="Internet_20_link" text:visited-style-name="Visited_20_Internet_20_Link"><text:span text:style-name="T14">here</text:span></text:a><text:span text:style-name="T14">.</text:span></text:p>
      <text:p text:style-name="P24">Myers-Briggs ESTJ</text:p>
      <text:p text:style-name="P24">Learning Style: Auditory 40%, Visual 40%, Tactile 20%</text:p>
      <text:p text:style-name="P19">Personality Traits(OCEAN TEST): Openness 100%, </text:p>
      <text:p text:style-name="P24">Conscientiousness 87.5%,</text:p>
      <text:p text:style-name="P24">Extroversion 31%, </text:p>
      <text:p text:style-name="P24">Agreeableness 87.5% </text:p>
      <text:p text:style-name="P24">Neuroticism 6%</text:p>
      <text:p text:style-name="P15"/>
      <text:p text:style-name="P42">Group Processes</text:p>
      <text:p text:style-name="P26">How well did your group work together in Assignment 2? </text:p>
      <text:p text:style-name="P27">We worked well for A2 but will be trying harder to stick to a dead line as we had a bit of crunch toward the end of the A2 assessment period. We all worked hard to complete the tasks we had chosen.</text:p>
      <text:p text:style-name="P5"/>
      <text:p text:style-name="P1"><text:span text:style-name="T3">Will you be introducing any changes in process for Assignment 3?</text:span> <text:span text:style-name="T1">Less of a chaotic approach breaking up the assignment into small parts that can be divided between members of the group. We have created a flow chart that we will keep on top of our ‘tasks’. If we stick to it we will have no stress or problems knocking this report out of the park. We are still using discord as our main method of communication as this is working well for us. </text:span></text:p>
      <text:p text:style-name="P1"/>
      <text:p text:style-name="P1"/>
      <text:p text:style-name="P1"><text:span text:style-name="T3">What common elements are there, if any? </text:span><text:span text:style-name="T5">Software Development is the most common element, the majority of us have chosen different industries to work in but for the most part we all want to have a hands on programming career</text:span><text:span text:style-name="T1">. We hope to get more of an in depth understanding of our respective industries as we progress through the bachelor.</text:span></text:p>
      <text:p text:style-name="P1"/>
      <text:p text:style-name="P1"><text:span text:style-name="T3">What differentiates each position from the others, if anything?</text:span> </text:p>
      <text:p text:style-name="P4">The differences between our career choices vary in the industry not particularly the skills, We have Harley wanting to develop software within a big entertainment company like Blizzard or Mary Jane wanting to develop programs related to the medical science career leaning upon her Bachelor of Biomedical science. Liam wants to develop mobile apps leaning towards developing apps for government agencies where he can improve the lives of Australians. Steven wants to be a software engineer(programmer) working in the Cyber security industry, he would prefer to work in with C++ as his main programming language. Daniel’s career plan is the most different from the rest of us as he would like to be a network engineer. Preferring to set up complex networks for businesses and companies.</text:p>
      <text:p text:style-name="P2">How similar or different are your career plans across the group?</text:p>
      <text:p text:style-name="P28">Our groups career plans are very diverse, all within the IT industry but with wildly different disciplines if you will. The most popular career path we have decided upon is a software developer in some part as 4 out of 5 of us are wanting to specialise in that industry.</text:p>
      <text:p text:style-name="Standard"><text:s/></text:p>
      <text:p text:style-name="P3">TOOLS</text:p>
      <text:p text:style-name="P10"/>
      <text:p text:style-name="P11">For this assessment we have tried and used a number of different tools, the main tools we used have been Github for our collaboration and website editing/design. In terms of text editors for the web design we have used Atom, NotePad++ Microsoft Visual Studio. All of these text editors are great as they are easy to use and have plenty of resources online re learning, we found that Atom in particular stands out as it links directly into Github and makes tracking and editing our files easy.</text:p>
      <text:p text:style-name="P11">For the Presentation we have used DaVinci Resolve as our video editing software as it is free and very well designed and versatile. To record our video we used various mobile phones for our video and inbuilt microphones for recording audio.</text:p>
      <text:p text:style-name="P12"><text:span text:style-name="T6">GitHub has been very useful for keeping all of our project files up to date with each other in real time, although it has been a learning process for all of us, we have found that with repetition we have got the hang of it. You can see out </text:span><text:span text:style-name="T9">G</text:span><text:span text:style-name="T6">ithub r</text:span><text:span text:style-name="T7">epository</text:span><text:span text:style-name="T6"> </text:span><text:a xlink:type="simple" xlink:href="https://github.com/HarleyTee/IIT-Group-8-A3" office:name="Github Group 8 Repo" text:style-name="Internet_20_link" text:visited-style-name="Visited_20_Internet_20_Link"><text:span text:style-name="T6">here</text:span></text:a><text:span text:style-name="T6"> </text:span><text:span text:style-name="T8">with our contributions </text:span><text:a xlink:type="simple" xlink:href="https://github.com/HarleyTee/IIT-Group-8-A3/graphs/contributors" office:name="Github contributions" text:style-name="Internet_20_link" text:visited-style-name="Visited_20_Internet_20_Link"><text:span text:style-name="T8">here</text:span></text:a><text:span text:style-name="T8">. These logs are somewhat misleading as </text:span><text:span text:style-name="T7">it doesn’t account for the work that is completed offline and out of the GitHub environmen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imes" svg:font-family="Time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hyphenation-ladder-count="no-limit"/>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fo:color="#000080" fo:language="zxx" fo:country="none" style:text-underline-style="solid" style:text-underline-width="auto" style:text-underline-color="font-color" style:language-asian="zxx" style:country-asian="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04T16:26:54.269000000</meta:creation-date>
    <dc:date>2019-11-08T15:33:17.570000000</dc:date>
    <meta:editing-duration>PT21M51S</meta:editing-duration>
    <meta:editing-cycles>4</meta:editing-cycles>
    <meta:generator>LibreOffice/6.3.2.2$Windows_X86_64 LibreOffice_project/98b30e735bda24bc04ab42594c85f7fd8be07b9c</meta:generator>
    <meta:document-statistic meta:table-count="0" meta:image-count="0" meta:object-count="0" meta:page-count="4" meta:paragraph-count="68" meta:word-count="1339" meta:character-count="8108" meta:non-whitespace-character-count="6808"/>
  </office:meta>
</office:document-meta>
</file>